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99ccff" draw:fill-gradient-name="Rectangular_20_red_2f_white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99ccff" draw:fill-gradient-name="Radial_20_red_2f_yellow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gradient" draw:fill-gradient-name="Linear_20_yellow_2f_brown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27cm"/>
    </style:style>
    <style:style style:name="gr10" style:family="graphic" style:parent-style-name="standard">
      <style:graphic-properties draw:stroke="none" draw:fill="none" fo:min-height="0.62cm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dash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1cm" svg:y="7.35cm">
          <text:p text:style-name="P1"><text:span text:style-name="T1">ADXRS620</text:span></text:p>
          <text:p text:style-name="P1"><text:span text:style-name="T2">(1 axis gyro)X3</text:span></text:p>
          <text:p text:style-name="P1"><text:span text:style-name="T2">+-300 dps</text:span></text:p>
          <text:p text:style-name="P1"><text:span text:style-name="T2">2% Temp Drift</text:span></text:p>
          <text:p text:style-name="P1"><text:span text:style-name="T2">(Temp Senso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5cm" svg:height="3.57cm" svg:x="13.865cm" svg:y="13.065cm">
          <text:p text:style-name="P2"><text:span text:style-name="T3">ADS1178</text:span></text:p>
          <text:p text:style-name="P2"><text:span text:style-name="T4">ADC</text:span></text:p>
          <text:p text:style-name="P2"><text:span text:style-name="T4">8 channel, differential</text:span></text:p>
          <text:p text:style-name="P2"><text:span text:style-name="T4">simultaneous sampling</text:span></text:p>
          <text:p text:style-name="P2"><text:span text:style-name="T4">16 bit, 10-56kS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2.54cm" svg:x="1.635cm" svg:y="14.97cm">
          <text:p text:style-name="P2"><text:span text:style-name="T3">HMC 1043</text:span></text:p>
          <text:p text:style-name="P2"><text:span text:style-name="T4">3 axis magnetic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45cm" svg:y1="8.62cm" svg:x2="7.985cm" svg:y2="8.62cm">
          <text:p/>
        </draw:line>
        <draw:custom-shape draw:style-name="gr5" draw:text-style-name="P2" draw:layer="layout" svg:width="10.16cm" svg:height="3.075cm" svg:x="4.81cm" svg:y="20.685cm">
          <text:p text:style-name="P2">TMS320F28035</text:p>
          <text:p text:style-name="P2">TI Piccolo uC, 60MHz</text:p>
          <text:p text:style-name="P2"><text:span text:style-name="T5">32-bit, with floating-point acceleration</text:span></text:p>
          <text:p text:style-name="P2"><text:span text:style-name="T5">12-bit ADC, 16 MUXed inputs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45cm" svg:y1="9.89cm" svg:x2="7.985cm" svg:y2="9.89cm">
          <text:p/>
        </draw:line>
        <draw:line draw:style-name="gr4" draw:text-style-name="P2" draw:layer="layout" svg:x1="9.89cm" svg:y1="17.51cm" svg:x2="9.89cm" svg:y2="20.685cm">
          <text:p/>
        </draw:line>
        <draw:frame draw:style-name="gr6" draw:layer="layout" svg:width="3.398cm" svg:height="1.038cm" svg:x="14.335cm" svg:y="18.145cm">
          <draw:text-box>
            <text:p>SPI Bus A</text:p>
          </draw:text-box>
        </draw:frame>
        <draw:frame draw:style-name="gr6" draw:layer="layout" svg:width="3.398cm" svg:height="1.038cm" svg:x="7.35cm" svg:y="24.092cm">
          <draw:text-box>
            <text:p>SPI Bus B</text:p>
          </draw:text-box>
        </draw:frame>
        <draw:custom-shape draw:style-name="gr1" draw:text-style-name="P3" draw:layer="layout" svg:width="3.81cm" svg:height="3.81cm" svg:x="5.445cm" svg:y="1.635cm">
          <text:p text:style-name="P2"><text:span text:style-name="T5">ADXL325</text:span></text:p>
          <text:p text:style-name="P2"><text:span text:style-name="T5">3-axis </text:span></text:p>
          <text:p text:style-name="P2"><text:span text:style-name="T5">Accelerometer</text:span></text:p>
          <text:p text:style-name="P2"><text:span text:style-name="T5">+- 5g 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05cm" svg:y1="2.27cm" svg:x2="5.445cm" svg:y2="2.27cm">
          <text:p/>
        </draw:line>
        <draw:frame draw:style-name="gr7" draw:text-style-name="P4" draw:layer="layout" svg:width="1.905cm" svg:height="0.911cm" svg:x="2.905cm" svg:y="1.359cm">
          <draw:text-box>
            <text:p text:style-name="P4"><text:span text:style-name="T6">3.3V</text:span></text:p>
          </draw:text-box>
        </draw:frame>
        <draw:custom-shape draw:style-name="gr8" draw:text-style-name="P2" draw:layer="layout" svg:width="5.08cm" svg:height="1.905cm" svg:x="13.065cm" svg:y="2.905cm">
          <text:p text:style-name="P2">500Hz Passive </text:p>
          <text:p text:style-name="P2">Low-pass filt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255cm" svg:y1="3.54cm" svg:x2="13.065cm" svg:y2="3.54cm">
          <text:p/>
        </draw:line>
        <draw:frame draw:style-name="gr7" draw:text-style-name="P5" draw:layer="layout" svg:width="4.445cm" svg:height="1.487cm" svg:x="9.255cm" svg:y="2.053cm">
          <draw:text-box>
            <text:p text:style-name="P5"><text:span text:style-name="T4">Accelerometer</text:span></text:p>
            <text:p text:style-name="P5"><text:span text:style-name="T4">Output (3)</text:span></text:p>
          </draw:text-box>
        </draw:frame>
        <draw:custom-shape draw:style-name="gr8" draw:text-style-name="P2" draw:layer="layout" svg:width="5.715cm" svg:height="2.54cm" svg:x="13.7cm" svg:y="7.985cm">
          <text:p text:style-name="P2">THS4524</text:p>
          <text:p text:style-name="P2">Differential Buffer/</text:p>
          <text:p text:style-name="P2">Active 2.5kHz filt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2.54cm" svg:x="7.985cm" svg:y="7.985cm">
          <text:p text:style-name="P2">500Hz </text:p>
          <text:p text:style-name="P2">Passive </text:p>
          <text:p text:style-name="P2">Low-pass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605cm" svg:y1="4.81cm" svg:x2="15.605cm" svg:y2="7.985cm">
          <text:p/>
        </draw:line>
        <draw:frame draw:style-name="gr7" draw:text-style-name="P5" draw:layer="layout" svg:width="4.445cm" svg:height="2.105cm" svg:x="15.605cm" svg:y="5.228cm">
          <draw:text-box>
            <text:p text:style-name="P5"><text:span text:style-name="T4">Filtered</text:span></text:p>
            <text:p text:style-name="P5"><text:span text:style-name="T4">Accelerometer</text:span></text:p>
            <text:p text:style-name="P5"><text:span text:style-name="T4">Output (3)</text:span></text:p>
          </draw:text-box>
        </draw:frame>
        <draw:line draw:style-name="gr4" draw:text-style-name="P2" draw:layer="layout" svg:x1="11.795cm" svg:y1="8.62cm" svg:x2="13.7cm" svg:y2="8.62cm">
          <text:p/>
        </draw:line>
        <draw:line draw:style-name="gr4" draw:text-style-name="P2" draw:layer="layout" svg:x1="2.27cm" svg:y1="6.08cm" svg:x2="2.27cm" svg:y2="7.35cm">
          <text:p/>
        </draw:line>
        <draw:frame draw:style-name="gr7" draw:text-style-name="P4" draw:layer="layout" svg:width="1.905cm" svg:height="0.911cm" svg:x="2.27cm" svg:y="6.08cm">
          <draw:text-box>
            <text:p text:style-name="P4"><text:span text:style-name="T6">5V</text:span></text:p>
          </draw:text-box>
        </draw:frame>
        <draw:line draw:style-name="gr4" draw:text-style-name="P2" draw:layer="layout" svg:x1="20.685cm" svg:y1="9.255cm" svg:x2="19.415cm" svg:y2="9.255cm">
          <text:p/>
        </draw:line>
        <draw:frame draw:style-name="gr7" draw:text-style-name="P4" draw:layer="layout" svg:width="1.905cm" svg:height="0.911cm" svg:x="19.415cm" svg:y="8.344cm">
          <draw:text-box>
            <text:p text:style-name="P4"><text:span text:style-name="T6">5V</text:span></text:p>
          </draw:text-box>
        </draw:frame>
        <draw:frame draw:style-name="gr9" draw:text-style-name="P5" draw:layer="layout" svg:width="3.81cm" svg:height="1.52cm" svg:x="5.445cm" svg:y="7.1cm">
          <draw:text-box>
            <text:p text:style-name="P5"><text:span text:style-name="T4">Gyro</text:span></text:p>
            <text:p text:style-name="P5"><text:span text:style-name="T4">output (3)</text:span></text:p>
          </draw:text-box>
        </draw:frame>
        <draw:frame draw:style-name="gr9" draw:text-style-name="P5" draw:layer="layout" svg:width="3.81cm" svg:height="1.52cm" svg:x="5.445cm" svg:y="9.89cm">
          <draw:text-box>
            <text:p text:style-name="P5"><text:span text:style-name="T4">Temp. </text:span></text:p>
            <text:p text:style-name="P5"><text:span text:style-name="T4">output (2)</text:span></text:p>
          </draw:text-box>
        </draw:frame>
        <draw:line draw:style-name="gr4" draw:text-style-name="P2" draw:layer="layout" svg:x1="11.795cm" svg:y1="9.89cm" svg:x2="13.7cm" svg:y2="9.89cm">
          <text:p/>
        </draw:line>
        <draw:frame draw:style-name="gr9" draw:text-style-name="P5" draw:layer="layout" svg:width="3.81cm" svg:height="1.52cm" svg:x="11.16cm" svg:y="6.715cm">
          <draw:text-box>
            <text:p text:style-name="P5"><text:span text:style-name="T4">Filtered gyro output (3)</text:span></text:p>
          </draw:text-box>
        </draw:frame>
        <draw:frame draw:style-name="gr9" draw:text-style-name="P5" draw:layer="layout" svg:width="3.81cm" svg:height="1.52cm" svg:x="11.16cm" svg:y="10.525cm">
          <draw:text-box>
            <text:p text:style-name="P5"><text:span text:style-name="T4">Filtered temp. output (2)</text:span></text:p>
          </draw:text-box>
        </draw:frame>
        <draw:line draw:style-name="gr4" draw:text-style-name="P2" draw:layer="layout" svg:x1="16.24cm" svg:y1="10.525cm" svg:x2="16.24cm" svg:y2="13.065cm">
          <text:p/>
        </draw:line>
        <draw:frame draw:style-name="gr10" draw:text-style-name="P5" draw:layer="layout" svg:width="2.974cm" svg:height="2.105cm" svg:x="16.441cm" svg:y="10.96cm">
          <draw:text-box>
            <text:p text:style-name="P5"><text:span text:style-name="T4">Buffered </text:span></text:p>
            <text:p text:style-name="P5"><text:span text:style-name="T4">differential </text:span></text:p>
            <text:p text:style-name="P5"><text:span text:style-name="T4">signals (8)</text:span></text:p>
          </draw:text-box>
        </draw:frame>
        <draw:frame draw:style-name="gr7" draw:text-style-name="P4" draw:layer="layout" svg:width="1.905cm" svg:height="0.911cm" svg:x="1.635cm" svg:y="13.7cm">
          <draw:text-box>
            <text:p text:style-name="P4"><text:span text:style-name="T6">3.3V</text:span></text:p>
          </draw:text-box>
        </draw:frame>
        <draw:line draw:style-name="gr4" draw:text-style-name="P2" draw:layer="layout" svg:x1="2.27cm" svg:y1="14.335cm" svg:x2="2.27cm" svg:y2="14.97cm">
          <text:p/>
        </draw:line>
        <draw:line draw:style-name="gr11" draw:text-style-name="P2" draw:layer="layout" svg:x1="14.335cm" svg:y1="16.875cm" svg:x2="14.335cm" svg:y2="20.685cm">
          <text:p/>
        </draw:line>
        <draw:custom-shape draw:style-name="gr8" draw:text-style-name="P6" draw:layer="layout" svg:width="2.54cm" svg:height="1.27cm" svg:x="9.255cm" svg:y="16.24cm">
          <text:p text:style-name="P2"><text:span text:style-name="T4">LMV358</text:span></text:p>
          <text:p text:style-name="P2"><text:span text:style-name="T4">Op-Amp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8cm" svg:y1="16.875cm" svg:x2="9.255cm" svg:y2="16.875cm">
          <text:p/>
        </draw:line>
        <draw:frame draw:style-name="gr7" draw:text-style-name="P5" draw:layer="layout" svg:width="3.175cm" svg:height="2.105cm" svg:x="6.08cm" svg:y="14.77cm">
          <draw:text-box>
            <text:p text:style-name="P5"><text:span text:style-name="T4">Magnetic sensor output (3)</text:span></text:p>
          </draw:text-box>
        </draw:frame>
        <draw:frame draw:style-name="gr7" draw:text-style-name="P5" draw:layer="layout" svg:width="3.175cm" svg:height="2.723cm" svg:x="9.89cm" svg:y="17.51cm">
          <draw:text-box>
            <text:p text:style-name="P5"><text:span text:style-name="T4">Buffered magnetic sensor output (3)</text:span></text:p>
          </draw:text-box>
        </draw:frame>
        <draw:frame draw:style-name="gr7" draw:text-style-name="P4" draw:layer="layout" svg:width="1.905cm" svg:height="0.911cm" svg:x="2.27cm" svg:y="21.044cm">
          <draw:text-box>
            <text:p text:style-name="P4"><text:span text:style-name="T6">3.3V</text:span></text:p>
          </draw:text-box>
        </draw:frame>
        <draw:line draw:style-name="gr4" draw:text-style-name="P2" draw:layer="layout" svg:x1="2.27cm" svg:y1="21.955cm" svg:x2="4.81cm" svg:y2="21.955cm">
          <text:p/>
        </draw:line>
        <draw:line draw:style-name="gr11" draw:text-style-name="P2" draw:layer="layout" svg:x1="7.35cm" svg:y1="23.86cm" svg:x2="7.35cm" svg:y2="25.765cm">
          <text:p/>
        </draw:line>
        <draw:line draw:style-name="gr4" draw:text-style-name="P2" draw:layer="layout" svg:x1="20.685cm" svg:y1="14.335cm" svg:x2="19.415cm" svg:y2="14.335cm">
          <text:p/>
        </draw:line>
        <draw:frame draw:style-name="gr7" draw:text-style-name="P4" draw:layer="layout" svg:width="1.905cm" svg:height="0.911cm" svg:x="19.415cm" svg:y="13.424cm">
          <draw:text-box>
            <text:p text:style-name="P4"><text:span text:style-name="T6">5V</text:span></text:p>
          </draw:text-box>
        </draw:frame>
        <draw:line draw:style-name="gr4" draw:text-style-name="P2" draw:layer="layout" svg:x1="20.59cm" svg:y1="16.24cm" svg:x2="19.415cm" svg:y2="16.24cm">
          <text:p/>
        </draw:line>
        <draw:frame draw:style-name="gr12" draw:text-style-name="P4" draw:layer="layout" svg:width="1.905cm" svg:height="0.911cm" svg:x="19.415cm" svg:y="15.329cm">
          <draw:text-box>
            <text:p text:style-name="P4"><text:span text:style-name="T6">3.3V</text:span></text:p>
          </draw:text-box>
        </draw:frame>
        <draw:custom-shape draw:style-name="gr13" draw:text-style-name="P2" draw:layer="layout" svg:width="11.43cm" svg:height="1.27cm" svg:x="4.175cm" svg:y="25.765cm">
          <text:p text:style-name="P2">FCU Boa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y </meta:initial-creator>
    <meta:creation-date>2010-10-03T22:10:26</meta:creation-date>
    <dc:date>2010-11-15T20:53:04</dc:date>
    <dc:creator>Scott </dc:creator>
    <meta:editing-duration>PT07H53M23S</meta:editing-duration>
    <meta:editing-cycles>8</meta:editing-cycles>
    <meta:generator>OpenOffice.org/3.1$Linux OpenOffice.org_project/310m19$Build-9420</meta:generator>
    <meta:document-statistic meta:object-count="46"/>
  </office:meta>
</office:document-meta>
</file>